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6299in"/>
    </style:style>
    <style:style style:name="Table1.B" style:family="table-column">
      <style:table-column-properties style:column-width="6.0632in"/>
    </style:style>
    <style:style style:name="Table1.A1" style:family="table-cell">
      <style:table-cell-properties style:vertical-align="middle" fo:padding="0.0194in" fo:border="none"/>
    </style:style>
    <style:style style:name="P1" style:family="paragraph" style:parent-style-name="Preformatted_20_Text">
      <style:text-properties officeooo:rsid="00210fc7" officeooo:paragraph-rsid="00210fc7"/>
    </style:style>
    <style:style style:name="P2" style:family="paragraph" style:parent-style-name="Standard">
      <style:text-properties officeooo:rsid="00210fc7" officeooo:paragraph-rsid="00210fc7"/>
    </style:style>
    <style:style style:name="P3" style:family="paragraph" style:parent-style-name="Standard">
      <style:text-properties officeooo:rsid="001de827" officeooo:paragraph-rsid="001de827"/>
    </style:style>
    <style:style style:name="P4" style:family="paragraph" style:parent-style-name="Standard">
      <style:text-properties fo:font-weight="bold" officeooo:rsid="001de827" officeooo:paragraph-rsid="001de827" style:font-weight-asian="bold" style:font-weight-complex="bold"/>
    </style:style>
    <style:style style:name="P5" style:family="paragraph" style:parent-style-name="Standard">
      <style:text-properties fo:font-weight="normal" officeooo:rsid="001de827" officeooo:paragraph-rsid="001de827" style:font-weight-asian="normal" style:font-weight-complex="normal"/>
    </style:style>
    <style:style style:name="P6" style:family="paragraph" style:parent-style-name="Standard">
      <style:text-properties fo:font-weight="normal" officeooo:rsid="001f75e3" officeooo:paragraph-rsid="001f75e3" style:font-weight-asian="normal" style:font-weight-complex="normal"/>
    </style:style>
    <style:style style:name="P7" style:family="paragraph" style:parent-style-name="Standard">
      <style:text-properties fo:font-weight="normal" officeooo:paragraph-rsid="001de827" style:font-weight-asian="normal" style:font-weight-complex="normal"/>
    </style:style>
    <style:style style:name="P8" style:family="paragraph" style:parent-style-name="Standard">
      <style:text-properties officeooo:paragraph-rsid="001f75e3"/>
    </style:style>
    <style:style style:name="P9" style:family="paragraph" style:parent-style-name="Standard">
      <style:text-properties officeooo:paragraph-rsid="0021e950"/>
    </style:style>
    <style:style style:name="P10" style:family="paragraph" style:parent-style-name="Standard">
      <style:text-properties fo:font-weight="normal" officeooo:rsid="00210fc7" officeooo:paragraph-rsid="00210fc7"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1e950"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75e3" style:font-weight-asian="normal" style:font-weight-complex="normal"/>
    </style:style>
    <style:style style:name="T6" style:family="text">
      <style:text-properties fo:font-weight="normal" officeooo:rsid="0021e950" style:font-weight-asian="normal" style:font-weight-complex="normal"/>
    </style:style>
    <style:style style:name="T7" style:family="text">
      <style:text-properties officeooo:rsid="001f75e3"/>
    </style:style>
    <style:style style:name="T8" style:family="text">
      <style:text-properties officeooo:rsid="0021e950"/>
    </style:style>
    <style:style style:name="T9" style:family="text">
      <style:text-properties officeooo:rsid="0022f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A GUIDE TO THE MONTY PROJECT</text:span> </text:p>
      <text:p text:style-name="P3">The knowledge of the data structures stacks and queues in C language, gives a base to build a C program that acts as a Monty bytecode interpreter.</text:p>
      <text:p text:style-name="P3"/>
      <text:p text:style-name="P4">So what is a Monty bytecode interpreter ?</text:p>
      <text:p text:style-name="P5">This is a C program that will take a file as an argument, open the file, and read the instructions in the file, line by line and then go ahead and execute these instructions.</text:p>
      <text:p text:style-name="P5">Monty bytecode is made up of <text:span text:style-name="T1">special instructions</text:span> and each line contains either just one instruction or no instruction at all.</text:p>
      <text:p text:style-name="P5">Files containing Monty byte codes usually have <text:span text:style-name="T1">.m</text:span> extension.</text:p>
      <text:p text:style-name="P5">These special instructions are in the form of opcodes that are native to the Monty scripting language and each opcode performs a particular task or rather executes a particular functionality.</text:p>
      <text:p text:style-name="P5">Below is a table detailing each opcode and its subsequent operation.</text:p>
      <text:p text:style-name="P5"/>
      <text:p text:style-name="P4">To successfully do this project you could essentially follow the steps below:</text:p>
      <text:p text:style-name="P5"/>
      <text:p text:style-name="P7"><text:bookmark text:name="heading-1-create-a-c-program-that-accepts-a-file-as-an-argument"/>Create a C program that accepts a file as an argument. <text:span text:style-name="T7">Why ? Because To run our Monty byte code interpreter you will type the following command : </text:span></text:p>
      <text:p text:style-name="P6"><text:span text:style-name="T1">./monty <text:s/>bytecode_file.m </text:span><text:s/></text:p>
      <text:p text:style-name="P6">This means your C program has to first check whether the user provided a monty byte code file as an argument.</text:p>
      <text:p text:style-name="P6">Your interpreter should therefore be expecting 2 arguments (the name of the program itself followed by the name or path to the file with the Monty bytecodes).</text:p>
      <text:p text:style-name="P6">This will be checked within your main function, whether argc=2. If not then,throw an error message</text:p>
      <text:p text:style-name="P6"/>
      <text:p text:style-name="P6">From there the next thing would be to check if the provided file is accessible or not and if it is then go ahead and open the file.</text:p>
      <text:p text:style-name="P6"/>
      <text:p text:style-name="P6"><text:span text:style-name="T8">T</text:span>his <text:span text:style-name="T8">done </text:span>within your <text:span text:style-name="T1">main()</text:span> function.</text:p>
      <text:p text:style-name="P6"/>
      <text:p text:style-name="P6">From this point you can go on and define a few helper functions that will help your interpreter to run successfully.</text:p>
      <text:p text:style-name="P6"/>
      <text:p text:style-name="P8"><text:span text:style-name="T5">1. You need a function to </text:span>check if the first character in a line is a newline</text:p>
      <text:p text:style-name="P8"><text:span text:style-name="T7">2. You need a function to </text:span>tokenize the command and value in the line.</text:p>
      <text:p text:style-name="P8"><text:span text:style-name="T7">3. You need a function that </text:span>uses the first token (command) to find what op<text:span text:style-name="T7">code</text:span>(instruction) to <text:span text:style-name="T7">execute.</text:span></text:p>
      <text:p text:style-name="P2">4. You will also need a function to free everything in your stack.</text:p>
      <text:p text:style-name="P2"/>
      <text:p text:style-name="P2">After creating these functions you then go ahead and define functions that will execute each of the following opcodes below. Including checking for comment<text:span text:style-name="T8">s</text:span>.</text:p>
      <text:p text:style-name="P2">A call to any of these functions means an execution of the opcode. This is what your interpreter should ‘interpret’ .</text:p>
      <text:p text:style-name="P2"/>
      <text:p text:style-name="P2">All these functions can be in separate <text:span text:style-name="T1">.c</text:span> files or you could group them together in individual files but following the betty coding style of no more than 5 functions per file.</text:p>
      <text:p text:style-name="P2"/>
      <text:p text:style-name="P9"><text:span text:style-name="T8">Don’t forget to create your monty.h header file to include t</text:span>he prototypes of all your functions </text:p>
      <text:p text:style-name="P2"/>
      <text:p text:style-name="P2">Once done you will compile all your<text:span text:style-name="T1"> .c</text:span><text:span text:style-name="T4"> files using the command provided in the project guidelines </text:span></text:p>
      <text:p text:style-name="P1"><text:span text:style-name="Source_20_Text"><text:span text:style-name="T4">gcc -Wall -Werror -Wextra -pedantic -std=c89 *.c -o monty</text:span></text:span></text:p>
      <text:p text:style-name="P10"/>
      <text:p text:style-name="P9"><text:soft-page-break/><text:span text:style-name="T6">At this point you can go ahead and create a folder that will have a couple of monty bytecode files with the </text:span><text:span text:style-name="T2">.m</text:span><text:span text:style-name="T6"> extension. These files will serve as tests to check whether your interpreter works.</text:span></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Opcod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push</text:p>
          </table:table-cell>
          <table:table-cell table:style-name="Table1.A1" office:value-type="string">
            <text:p text:style-name="Table_20_Contents">Pushes an element to the stack. e.g (push 1 # pushes 1 into the stack)</text:p>
          </table:table-cell>
        </table:table-row>
        <table:table-row>
          <table:table-cell table:style-name="Table1.A1" office:value-type="string">
            <text:p text:style-name="Table_20_Contents">pall</text:p>
          </table:table-cell>
          <table:table-cell table:style-name="Table1.A1" office:value-type="string">
            <text:p text:style-name="Table_20_Contents">Prints all the values on the stack, starting from the to<text:span text:style-name="T9">p</text:span> of the stack.</text:p>
          </table:table-cell>
        </table:table-row>
        <table:table-row>
          <table:table-cell table:style-name="Table1.A1" office:value-type="string">
            <text:p text:style-name="Table_20_Contents">pint</text:p>
          </table:table-cell>
          <table:table-cell table:style-name="Table1.A1" office:value-type="string">
            <text:p text:style-name="Table_20_Contents">Prints the value at the top of the stack.</text:p>
          </table:table-cell>
        </table:table-row>
        <table:table-row>
          <table:table-cell table:style-name="Table1.A1" office:value-type="string">
            <text:p text:style-name="Table_20_Contents">pop</text:p>
          </table:table-cell>
          <table:table-cell table:style-name="Table1.A1" office:value-type="string">
            <text:p text:style-name="Table_20_Contents">Removes the to element <text:span text:style-name="T9">out </text:span>of the stack.</text:p>
          </table:table-cell>
        </table:table-row>
        <table:table-row>
          <table:table-cell table:style-name="Table1.A1" office:value-type="string">
            <text:p text:style-name="Table_20_Contents">swap</text:p>
          </table:table-cell>
          <table:table-cell table:style-name="Table1.A1" office:value-type="string">
            <text:p text:style-name="Table_20_Contents">Swaps the top to elements of the stack.</text:p>
          </table:table-cell>
        </table:table-row>
        <table:table-row>
          <table:table-cell table:style-name="Table1.A1" office:value-type="string">
            <text:p text:style-name="Table_20_Contents">add</text:p>
          </table:table-cell>
          <table:table-cell table:style-name="Table1.A1" office:value-type="string">
            <text:p text:style-name="Table_20_Contents">Adds the top two elements of the stack. The result is then stored in the second node, and the first node is removed.</text:p>
          </table:table-cell>
        </table:table-row>
        <table:table-row>
          <table:table-cell table:style-name="Table1.A1" office:value-type="string">
            <text:p text:style-name="Table_20_Contents">nop</text:p>
          </table:table-cell>
          <table:table-cell table:style-name="Table1.A1" office:value-type="string">
            <text:p text:style-name="Table_20_Contents">This opcode does not do anything.</text:p>
          </table:table-cell>
        </table:table-row>
        <table:table-row>
          <table:table-cell table:style-name="Table1.A1" office:value-type="string">
            <text:p text:style-name="Table_20_Contents">sub</text:p>
          </table:table-cell>
          <table:table-cell table:style-name="Table1.A1" office:value-type="string">
            <text:p text:style-name="Table_20_Contents">Subtracts the top two elements of the stack from the second top element. The result is then stored in the second node, and the first node is removed.</text:p>
          </table:table-cell>
        </table:table-row>
        <table:table-row>
          <table:table-cell table:style-name="Table1.A1" office:value-type="string">
            <text:p text:style-name="Table_20_Contents">div</text:p>
          </table:table-cell>
          <table:table-cell table:style-name="Table1.A1" office:value-type="string">
            <text:p text:style-name="Table_20_Contents">Divides the top two elements of the stack from the second top element. The result is then stored in the second node, and the first node is removed.</text:p>
          </table:table-cell>
        </table:table-row>
        <table:table-row>
          <table:table-cell table:style-name="Table1.A1" office:value-type="string">
            <text:p text:style-name="Table_20_Contents">mul</text:p>
          </table:table-cell>
          <table:table-cell table:style-name="Table1.A1" office:value-type="string">
            <text:p text:style-name="Table_20_Contents">Multiplies the top two elements of the stack from the second top element. The result is then stored in the second node, and the first node is removed.</text:p>
          </table:table-cell>
        </table:table-row>
        <table:table-row>
          <table:table-cell table:style-name="Table1.A1" office:value-type="string">
            <text:p text:style-name="Table_20_Contents">mod</text:p>
          </table:table-cell>
          <table:table-cell table:style-name="Table1.A1" office:value-type="string">
            <text:p text:style-name="Table_20_Contents">Computes the remainder of the top two elements of the stack from the second top element. The result is then stored in the second node, and the first node is removed.</text:p>
          </table:table-cell>
        </table:table-row>
        <table:table-row>
          <table:table-cell table:style-name="Table1.A1" office:value-type="string">
            <text:p text:style-name="Table_20_Contents">#</text:p>
          </table:table-cell>
          <table:table-cell table:style-name="Table1.A1" office:value-type="string">
            <text:p text:style-name="Table_20_Contents">When the first non-space of a line is a # the line will be trated as a comment.</text:p>
          </table:table-cell>
        </table:table-row>
        <table:table-row>
          <table:table-cell table:style-name="Table1.A1" office:value-type="string">
            <text:p text:style-name="Table_20_Contents">pchar</text:p>
          </table:table-cell>
          <table:table-cell table:style-name="Table1.A1" office:value-type="string">
            <text:p text:style-name="Table_20_Contents">Prints the integer stored in the top of the stack as its ascii value representation.</text:p>
          </table:table-cell>
        </table:table-row>
        <table:table-row>
          <table:table-cell table:style-name="Table1.A1" office:value-type="string">
            <text:p text:style-name="Table_20_Contents">pstr</text:p>
          </table:table-cell>
          <table:table-cell table:style-name="Table1.A1" office:value-type="string">
            <text:p text:style-name="Table_20_Contents">Prints the integers stored in the stack as their ascii value representation. It stops printing when the value is 0, when the stack is over and when the value of the element is a non-ascii value.</text:p>
          </table:table-cell>
        </table:table-row>
        <table:table-row>
          <table:table-cell table:style-name="Table1.A1" office:value-type="string">
            <text:p text:style-name="Table_20_Contents">rotl</text:p>
          </table:table-cell>
          <table:table-cell table:style-name="Table1.A1" office:value-type="string">
            <text:p text:style-name="Table_20_Contents">Rotates the top of the stack to the bottom of the stack.</text:p>
          </table:table-cell>
        </table:table-row>
        <table:table-row>
          <table:table-cell table:style-name="Table1.A1" office:value-type="string">
            <text:p text:style-name="Table_20_Contents">rotr</text:p>
          </table:table-cell>
          <table:table-cell table:style-name="Table1.A1" office:value-type="string">
            <text:p text:style-name="Table_20_Contents">Rotates the bottom of the stack to the top of the stack.</text:p>
          </table:table-cell>
        </table:table-row>
        <table:table-row>
          <table:table-cell table:style-name="Table1.A1" office:value-type="string">
            <text:p text:style-name="Table_20_Contents">stack</text:p>
          </table:table-cell>
          <table:table-cell table:style-name="Table1.A1" office:value-type="string">
            <text:p text:style-name="Table_20_Contents">This is the default behavior. Sets the format of the data into a stack (LIFO).</text:p>
          </table:table-cell>
        </table:table-row>
        <table:table-row>
          <table:table-cell table:style-name="Table1.A1" office:value-type="string">
            <text:p text:style-name="Table_20_Contents">queue</text:p>
          </table:table-cell>
          <table:table-cell table:style-name="Table1.A1" office:value-type="string">
            <text:p text:style-name="Table_20_Contents">Sets the format of the data into a queue (FIFO).</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4T18:02:57.470521269</meta:creation-date>
    <dc:date>2023-05-24T22:20:20.279388331</dc:date>
    <meta:editing-duration>PT1H14M1S</meta:editing-duration>
    <meta:editing-cycles>2</meta:editing-cycles>
    <meta:generator>LibreOffice/7.3.7.2$Linux_X86_64 LibreOffice_project/30$Build-2</meta:generator>
    <meta:document-statistic meta:table-count="1" meta:image-count="0" meta:object-count="0" meta:page-count="2" meta:paragraph-count="66" meta:word-count="859" meta:character-count="4641" meta:non-whitespace-character-count="3841"/>
  </office:meta>
</office:document-meta>
</file>